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eometry_msgs/Point position</text:span></text:p>
      <text:p text:style-name="P2"/>
      <text:p text:style-name="P1"><text:span text:style-name="T1">float64 x</text:span></text:p>
      <text:p text:style-name="P1"><text:span text:style-name="T1">float64 y</text:span></text:p>
      <text:p text:style-name="P1"><text:span text:style-name="T1">float64 z</text:span></text:p>
      <text:p text:style-name="P1"><text:span text:style-name="T1">geometry_msgs/Quaternion orientation</text:span></text:p>
      <text:p text:style-name="P2"/>
      <text:p text:style-name="P1"><text:span text:style-name="T1">float64 x</text:span></text:p>
      <text:p text:style-name="P1"><text:span text:style-name="T1">float64 y</text:span></text:p>
      <text:p text:style-name="P1"><text:span text:style-name="T1">float64 z</text:span></text:p>
      <text:p text:style-name="P1"><text:span text:style-name="T1">float64 w</text:span></text:p>
      <text:p text:style-name="Standard"/>
      <text:p text:style-name="Standard"/>
      <text:p text:style-name="P1"><text:span text:style-name="T1">cmake_minimum_required(VERSION 2.8.3)</text:span></text:p>
      <text:p text:style-name="P1"><text:span text:style-name="T1">project(ros_dubinspath_topic)</text:span></text:p>
      <text:p text:style-name="P2"/>
      <text:p text:style-name="P1"><text:span text:style-name="T1">find_package(catkin REQUIRED COMPONENTS roscpp geometry_msgs)</text:span></text:p>
      <text:p text:style-name="P1"><text:span text:style-name="T1">catkin_package(</text:span></text:p>
      <text:p text:style-name="P1"><text:span text:style-name="T1"><text:s text:c="2"/>CATKIN_DEPENDS roscpp geometry_msgs</text:span></text:p>
      <text:p text:style-name="P1"><text:span text:style-name="T1">)</text:span></text:p>
      <text:p text:style-name="P2"/>
      <text:p text:style-name="P1"><text:span text:style-name="T1">include_directories( <text:s/></text:span></text:p>
      <text:p text:style-name="P1"><text:span text:style-name="T1">${catkin_INCLUDE_DIRS}</text:span></text:p>
      <text:p text:style-name="P1"><text:span text:style-name="T1">)</text:span></text:p>
      <text:p text:style-name="P2"/>
      <text:p text:style-name="P1"><text:span text:style-name="T1">add_executable(ros_dubinspath_topic ${PROJECT_SOURCE_DIR}/dubinspath_node.cpp)</text:span></text:p>
      <text:p text:style-name="P1"><text:span text:style-name="T1">add_dependencies(ros_dubinspath_topic ${${PROJECT_NAME}_EXPORTED_TARGETS}</text:span></text:p>
      <text:p text:style-name="P1"><text:span text:style-name="T1">${catkin_EXPORTED_TARGETS})</text:span></text:p>
      <text:p text:style-name="Standard"><text:span text:style-name="T1">target_link_libraries(ros_dubinspath_topic ${catkin_LIBRARIES}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5:42:37.844549399</meta:creation-date>
    <dc:date>2019-01-15T15:42:55.546877427</dc:date>
    <meta:editing-duration>PT17S</meta:editing-duration>
    <meta:editing-cycles>1</meta:editing-cycles>
    <meta:document-statistic meta:table-count="0" meta:image-count="0" meta:object-count="0" meta:page-count="1" meta:paragraph-count="22" meta:word-count="41" meta:character-count="593" meta:non-whitespace-character-count="570"/>
    <meta:generator>LibreOffice/5.1.6.2$Linux_X86_64 LibreOffice_project/10m0$Build-2</meta:generator>
  </office:meta>
</office:document-meta>
</file>